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style:font-name="Times New Roman1" fo:font-size="12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style:font-name="Times New Roman1" fo:font-size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dokument</text:p>
      <text:p text:style-name="P1"/>
      <text:p text:style-name="P2"><text:s text:c="6"/><text:span text:style-name="T2">Funktionella krav</text:span></text:p>
      <text:p text:style-name="P2"><text:span text:style-name="T2"><text:tab/>(use cases)</text:span></text:p>
      <text:list xml:id="list7142173553374295169" text:style-name="L1">
        <text:list-item>
          <text:p text:style-name="P3">Ha en hemsida med länk till about us, logga in, signup.</text:p>
        </text:list-item>
        <text:list-item>
          <text:p text:style-name="P3">Kunna lägga upp musikfiler</text:p>
        </text:list-item>
        <text:list-item>
          <text:p text:style-name="P3">Kunna ladda ner musikfiler</text:p>
        </text:list-item>
        <text:list-item>
          <text:p text:style-name="P3">Ska kunna skapa profil</text:p>
        </text:list-item>
        <text:list-item>
          <text:p text:style-name="P8">  <text:span text:style-name="T1">Namn, kön, födelsedata, språk och geografiskt läge. </text:span></text:p>
        </text:list-item>
        <text:list-item text:style-override="L3">
          <text:p text:style-name="P6">  <text:span text:style-name="T1">Betyg(rating). </text:span></text:p>
        </text:list-item>
        <text:list-item text:style-override="L3">
          <text:p text:style-name="P6">  <text:span text:style-name="T1">Smakprov (typ video eller ljudfil där man själv spelar). </text:span></text:p>
        </text:list-item>
        <text:list-item text:style-override="L3">
          <text:p text:style-name="P6">  <text:span text:style-name="T1">Inbox för att kunna skicka och ta emot meddelanden. </text:span></text:p>
        </text:list-item>
        <text:list-item text:style-override="L3">
          <text:p text:style-name="P6">  <text:span text:style-name="T1">Instrument (antal års erfarenhet), notkunskaper, sångskrivare, producenter, </text:span></text:p>
          <text:p text:style-name="P7">coverdesigners. </text:p>
        </text:list-item>
        <text:list-item text:style-override="L3">
          <text:p text:style-name="P6">  <text:span text:style-name="T1">Media, kommentarsfält. </text:span></text:p>
        </text:list-item>
        <text:list-item text:style-override="L3">
          <text:p text:style-name="P6">  <text:span text:style-name="T1">Utrusning till exempel studio, inspelningsprogram, mikrofoner, etc. </text:span></text:p>
        </text:list-item>
        <text:list-item text:style-override="L3">
          <text:p text:style-name="P6">  <text:span text:style-name="T1">Intresse: genre, spela in till andra, hitta en musiker för att till exempel spela in, hitta </text:span></text:p>
          <text:p text:style-name="P7">band eller bandmedlemmar. </text:p>
        </text:list-item>
        <text:list-item text:style-override="L3">
          <text:p text:style-name="P6">  <text:span text:style-name="T1">Kunna göra reklam för sig själv. </text:span></text:p>
        </text:list-item>
        <text:list-item text:style-override="L3">
          <text:p text:style-name="P6">  <text:span text:style-name="T1">Aktiva musikprojekt där man söker efter speciella kompetenser. Andra användare kan </text:span></text:p>
          <text:p text:style-name="P7">också ansöka om att få vara med. </text:p>
          <text:p text:style-name="P3">5. Sökfunktion kunna söka på allt personer lägger in i sin profil</text:p>
          <text:p text:style-name="P3">6. Skapa <text:s/>collaborations som läggs upp på en collaborations sida</text:p>
          <text:p text:style-name="P3">7. Kunna söka på collaborations.</text:p>
          <text:p text:style-name="P3">8.Kunna skicka meddelanden</text:p>
          <text:p text:style-name="P3">9.Kunna ta emot meddelanden (inbox)</text:p>
          <text:p text:style-name="P3">10.Copyrights licenser</text:p>
        </text:list-item>
      </text:list>
      <text:list xml:id="list8917165276954208042" text:style-name="L6">
        <text:list-item>
          <text:list>
            <text:list-item>
              <text:list>
                <text:list-item>
                  <text:p text:style-name="P5">Ha widgets på profilsidan (reklam)</text:p>
                </text:list-item>
                <text:list-item>
                  <text:p text:style-name="P5"><text:s/>möjlighet att kunna göra reklam för sig själv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Icke funktionella krav.</text:p>
      <text:list xml:id="list5675164708177876003" text:style-name="L2">
        <text:list-item>
          <text:p text:style-name="P4">Ska funka med safari, firefox, chrome, explorer, netscape.</text:p>
        </text:list-item>
        <text:list-item>
          <text:p text:style-name="P4">Snabbt</text:p>
        </text:list-item>
        <text:list-item>
          <text:p text:style-name="P4">Användarvänlig arkitektur/design</text:p>
        </text:list-item>
        <text:list-item>
          <text:p text:style-name="P4">Använda databas </text:p>
        </text:list-item>
        <text:list-item>
          <text:p text:style-name="P4">Sidan ska vara på Engelsk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22:34</meta:creation-date>
    <dc:date>2016-03-08T13:07:33</dc:date>
    <meta:editing-duration>PT2H28M54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34" meta:word-count="219" meta:character-count="1375"/>
  </office:meta>
</office:document-meta>
</file>